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7000000D39FF6A68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3" style:family="table">
      <style:table-properties style:width="6.6938in" fo:margin-left="0in" fo:margin-right="-0.0014in" table:align="margins"/>
    </style:style>
    <style:style style:name="Table13.A" style:family="table-column">
      <style:table-column-properties style:column-width="1.5in" style:rel-column-width="14685*"/>
    </style:style>
    <style:style style:name="Table13.B" style:family="table-column">
      <style:table-column-properties style:column-width="5.1938in" style:rel-column-width="50850*"/>
    </style:style>
    <style:style style:name="Table13.1" style:family="table-row">
      <style:table-row-properties style:min-row-height="0.9271in"/>
    </style:style>
    <style:style style:name="Table13.5" style:family="table-row">
      <style:table-row-properties style:min-row-height="1.9083in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563in" style:rel-column-width="16218*"/>
    </style:style>
    <style:style style:name="Table12.B" style:family="table-column">
      <style:table-column-properties style:column-width="3.8125in" style:rel-column-width="37333*"/>
    </style:style>
    <style:style style:name="Table12.C" style:family="table-column">
      <style:table-column-properties style:column-width="1.2236in" style:rel-column-width="11984*"/>
    </style:style>
    <style:style style:name="Table12.A1" style:family="table-cell" style:data-style-name="N5100">
      <style:table-cell-properties fo:background-color="#000000" fo:padding="0in" fo:border-left="0.0007in solid #000000" fo:border-right="none" fo:border-top="0.0007in solid #000000" fo:border-bottom="none">
        <style:background-image/>
      </style:table-cell-properties>
    </style:style>
    <style:style style:name="Table12.B1" style:family="table-cell" style:data-style-name="N5100">
      <style:table-cell-properties fo:background-color="#000000" fo:padding="0in" fo:border-left="none" fo:border-right="none" fo:border-top="0.0007in solid #000000" fo:border-bottom="none">
        <style:background-image/>
      </style:table-cell-properties>
    </style:style>
    <style:style style:name="Table12.C1" style:family="table-cell" style:data-style-name="N5100">
      <style:table-cell-properties fo:background-color="#000000" fo:padding="0in" fo:border-left="none" fo:border-right="0.0007in solid #000000" fo:border-top="0.0007in solid #000000" fo:border-bottom="none">
        <style:background-image/>
      </style:table-cell-properties>
    </style:style>
    <style:style style:name="Table12.A2" style:family="table-cell" style:data-style-name="N5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2.B2" style:family="table-cell">
      <style:table-cell-properties fo:background-color="#ffffff" fo:padding="0in" fo:border="none">
        <style:background-image/>
      </style:table-cell-properties>
    </style:style>
    <style:style style:name="Table12.C2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2.A3" style:family="table-cell" style:data-style-name="N5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2.B3" style:family="table-cell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12.C3" style:family="table-cell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">
      <style:text-properties fo:font-weight="normal" style:font-weight-asian="normal" style:font-weight-complex="normal"/>
    </style:style>
    <style:style style:name="P6" style:family="paragraph" style:parent-style-name="Heading">
      <style:text-properties fo:color="#000000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Heading">
      <style:text-properties fo:font-weight="bold" style:font-weight-asian="bold" style:font-weight-complex="bold"/>
    </style:style>
    <style:style style:name="P8" style:family="paragraph" style:parent-style-name="Heading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Preformatted_20_Text">
      <style:paragraph-properties fo:margin-top="0in" fo:margin-bottom="0.1965in"/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break-before="page"/>
    </style:style>
    <style:style style:name="fr1" style:family="graphic" style:parent-style-name="Graphics">
      <style:graphic-properties style:vertical-pos="from-top" style:horizontal-pos="center" style:horizontal-rel="paragraph" style:shadow="#000000 0in 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5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P5">Artefact:</text:p>
          </table:table-cell>
          <table:table-cell office:value-type="string">
            <text:p text:style-name="P8">How to</text:p>
            <text:p text:style-name="P9"/>
          </table:table-cell>
        </table:table-row>
        <table:table-row>
          <table:table-cell office:value-type="string">
            <text:p text:style-name="P5">Tools</text:p>
          </table:table-cell>
          <table:table-cell office:value-type="string">
            <text:p text:style-name="P7">uDig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6"/>
          </table:table-cell>
        </table:table-row>
        <table:table-row>
          <table:table-cell office:value-type="string">
            <text:p text:style-name="P5">Goal</text:p>
          </table:table-cell>
          <table:table-cell office:value-type="string">
            <text:p text:style-name="P8">Develop an extension of Spatial Operation Plugin</text:p>
            <text:p text:style-name="P9"/>
          </table:table-cell>
        </table:table-row>
        <table:table-row table:style-name="Table13.5">
          <table:table-cell office:value-type="string">
            <text:p text:style-name="P5">Contact:</text:p>
          </table:table-cell>
          <table:table-cell office:value-type="string">
            <text:p text:style-name="P10">Axios Engineering S.L.</text:p>
            <text:p text:style-name="P11">CIF B95322251</text:p>
            <text:p text:style-name="P11">Ctra. Basurto - Kastrexana 70, Modulo 14.</text:p>
            <text:p text:style-name="P11">48002, Bilbao, Bizkaia.</text:p>
            <text:p text:style-name="P11">Tel.: (+34) 94 441 63 84</text:p>
            <text:p text:style-name="P11">Fax: (+34) 94 441 64 90</text:p>
            <text:p text:style-name="P11">www.axios.es</text:p>
          </table:table-cell>
        </table:table-row>
        <table:table-row>
          <table:table-cell office:value-type="string">
            <text:p text:style-name="P5">Author:</text:p>
          </table:table-cell>
          <table:table-cell office:value-type="string">
            <text:p text:style-name="P9">Mauricio Pazos</text:p>
            <text:p text:style-name="P9">mauricio.pazos@axios.es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Text_20_body"/>
          </table:table-cell>
        </table:table-row>
      </table:table>
      <text:p text:style-name="Contents_20_Heading"/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float" office:value="0">
            <text:p text:style-name="P13">Autor</text:p>
          </table:table-cell>
          <table:table-cell table:style-name="Table12.B1" office:value-type="float" office:value="0">
            <text:p text:style-name="P13">Detalle</text:p>
          </table:table-cell>
          <table:table-cell table:style-name="Table12.C1" office:value-type="float" office:value="0">
            <text:p text:style-name="P13">Fecha</text:p>
          </table:table-cell>
        </table:table-row>
        <table:table-row>
          <table:table-cell table:style-name="Table12.A2" office:value-type="float" office:value="0">
            <text:p text:style-name="P4">Mauricio Pazos</text:p>
          </table:table-cell>
          <table:table-cell table:style-name="Table12.B2" office:value-type="string">
            <text:p text:style-name="P4">Draft</text:p>
          </table:table-cell>
          <table:table-cell table:style-name="Table12.C2" office:value-type="string">
            <text:p text:style-name="P4"/>
          </table:table-cell>
        </table:table-row>
        <table:table-row>
          <table:table-cell table:style-name="Table12.A3">
            <text:p text:style-name="P4"/>
          </table:table-cell>
          <table:table-cell table:style-name="Table12.B3" office:value-type="string">
            <text:p text:style-name="P4"/>
          </table:table-cell>
          <table:table-cell table:style-name="Table12.C3" office:value-type="string">
            <text:p text:style-name="P4"/>
          </table:table-cell>
        </table:table-row>
      </table:table>
      <text:p text:style-name="Text_20_body">-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1 Introduction<text:tab/>3</text:p>
          <text:p text:style-name="P15">2 Step 1: Extension Point<text:tab/>3</text:p>
          <text:p text:style-name="P15">3 Step 2 n<text:tab/>3</text:p>
          <text:p text:style-name="P15">4 References<text:tab/>3</text:p>
        </text:index-body>
      </text:table-of-content>
      <text:p text:style-name="Text_20_body"/>
      <text:p text:style-name="Text_20_body"/>
      <text:p text:style-name="Text_20_body"/>
      <text:p text:style-name="P16"/>
      <text:h text:style-name="Heading_20_1" text:outline-level="1">Introduction</text:h>
      <text:p text:style-name="Text_20_body">This document details the steps required to extend the spatial operation framework. </text:p>
      <text:h text:style-name="Heading_20_1" text:outline-level="1">Step 1: Extension Point</text:h>
      <text:p text:style-name="P12">[describir las acciones a realizar en cada paso sin olvidar aclarar los resultados esperados (screenshot pueden ser de utilidad) ]</text:p>
      <text:p text:style-name="P14"><text:tab/>$ [destacar los comandos de esta manera para lectura rápida]</text:p>
      <text:p text:style-name="P12"/>
      <text:h text:style-name="Heading_20_1" text:outline-level="1">Step 2 n</text:h>
      <text:p text:style-name="Text_20_body"/>
      <text:h text:style-name="Heading_20_1" text:outline-level="1">Referenc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Verdana" fo:font-size="14pt" style:font-name-asian="Arial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8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0193in" fo:margin-right="0.0193in" fo:text-indent="0.0193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ccccff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2.2306in" style:rel-column-width="21845*"/>
    </style:style>
    <style:style style:name="Table1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horizontal-pos="center" style:horizontal-rel="paragraph" style:shadow="#000000 0in 0in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11" table:style-name="Table11">
          <table:table-column table:style-name="Table11.A" table:number-columns-repeated="3"/>
          <table:table-header-rows>
            <table:table-row>
              <table:table-cell table:style-name="Table11.A1" office:value-type="string">
                <text:p text:style-name="Table_20_Contents"><draw:frame draw:style-name="Mfr1" draw:name="graphics22" text:anchor-type="as-char" svg:y="-0.6398in" svg:width="1.3165in" svg:height="0.6799in" draw:z-index="2"><draw:image xlink:href="Pictures/1000000000000187000000D39FF6A688.gif" xlink:type="simple" xlink:show="embed" xlink:actuate="onLoad"/></draw:frame></text:p>
              </table:table-cell>
              <table:table-cell table:style-name="Table11.A1" office:value-type="string">
                <text:p text:style-name="MP1"/>
                <text:p text:style-name="MP2">how to configurar particiones</text:p>
              </table:table-cell>
              <table:table-cell table:style-name="Table11.A1" office:value-type="string">
                <text:p text:style-name="MP3"><text:page-number text:select-page="current">3</text:page-number>/<text:page-count>3</text:page-count></text:p>
              </table:table-cell>
            </table:table-row>
          </table:table-header-rows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auricio Pazos</meta:initial-creator>
    <meta:creation-date>2009-03-18T08:14:07</meta:creation-date>
    <dc:date>2010-02-16T15:12:00</dc:date>
    <meta:editing-cycles>7</meta:editing-cycles>
    <meta:editing-duration>PT00H44M38S</meta:editing-duration>
    <meta:document-statistic meta:table-count="3" meta:image-count="1" meta:object-count="0" meta:page-count="3" meta:paragraph-count="38" meta:word-count="133" meta:character-count="774"/>
    <meta:user-defined meta:name="Info 1"/>
    <meta:user-defined meta:name="Info 2"/>
    <meta:user-defined meta:name="Info 3"/>
    <meta:user-defined meta:name="Info 4"/>
  </office:meta>
</office:document-meta>
</file>